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02cm"/>
    </style:style>
    <style:style style:name="co2" style:family="table-column">
      <style:table-column-properties fo:break-before="auto" style:column-width="9.94cm"/>
    </style:style>
    <style:style style:name="co3" style:family="table-column">
      <style:table-column-properties fo:break-before="auto" style:column-width="9.6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/>
          <table:table-cell office:value-type="string" calcext:value-type="string">
            <text:p>User Story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Cred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ek 1</text:p>
          </table:table-cell>
          <table:table-cell table:style-name="ce2" office:value-type="string" calcext:value-type="string">
            <text:p>Grundlegende Bedienelemente für GUI erstellen</text:p>
          </table:table-cell>
          <table:table-cell table:style-name="ce2" office:value-type="string" calcext:value-type="string">
            <text:p>Element für die Auswahl des Eingabepfades erstell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Element für die Auswahl des Ausgabepfades erstell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Element für die Auswahl des Vergleichsbildes erstell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Element für die Anzeige des Vergleichsbildes erstell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Optionsmenü erstell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Startbutton erstell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Layoutelemente anordn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Week 2</text:p>
          </table:table-cell>
          <table:table-cell table:style-name="Default" office:value-type="string" calcext:value-type="string">
            <text:p>Grundlegende Funktionen für Bildverarbeitung implementieren</text:p>
          </table:table-cell>
          <table:table-cell table:style-name="Default" office:value-type="string" calcext:value-type="string">
            <text:p>Ausgewählte Dateien überprüf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Default" office:value-type="string" calcext:value-type="string">
            <text:p>Bilder laden und verwalt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Grundlegende Detektion von Gesichtern</text:p>
          </table:table-cell>
          <table:table-cell table:style-name="ce2" office:value-type="string" calcext:value-type="string">
            <text:p>Gesichter auf frontalen Aufnahmen erkenn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Erkannte Gesichter markier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Vorläufig geeignete Softwarestruktur anleg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Week 3</text:p>
          </table:table-cell>
          <table:table-cell table:style-name="ce2" office:value-type="string" calcext:value-type="string">
            <text:p>Grundlegende Datenbankfunktionen erstellen</text:p>
          </table:table-cell>
          <table:table-cell table:style-name="ce2" office:value-type="string" calcext:value-type="string">
            <text:p>Datenbankstruktur plan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Datenbank anlege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Grundlegende Erkennung von Gesichtern</text:p>
          </table:table-cell>
          <table:table-cell table:style-name="ce2" office:value-type="string" calcext:value-type="string">
            <text:p>Softwarestruktur für Gesichtserkennung anleg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lgorithmen implementier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Hilfsfunktion implementier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number-rows-repeated="6">
          <table:table-cell/>
          <table:table-cell table:style-name="ce2" table:number-columns-repeated="2"/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4">00.00.0000</text:date>, <text:time style:data-style-name="N2" text:time-value="13:21:32.8512697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07:31:35.780862826</meta:creation-date>
    <dc:date>2014-11-04T13:48:51.639472774</dc:date>
    <meta:editing-duration>PT6M1S</meta:editing-duration>
    <meta:editing-cycles>9</meta:editing-cycles>
    <meta:generator>LibreOffice/4.2.6.3$Linux_X86_64 LibreOffice_project/420m0$Build-3</meta:generator>
    <meta:document-statistic meta:table-count="1" meta:cell-count="45" meta:object-count="0"/>
  </office:meta>
</office:document-meta>
</file>